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Sans Pro" svg:font-family="'Source Sans Pro', Arial"/>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000000" loext:opacity="100%" style:font-name="Source Sans Pro" fo:font-size="11.25pt" fo:letter-spacing="normal" fo:font-style="normal" fo:font-weight="normal"/>
    </style:style>
    <style:style style:name="T1" style:family="text">
      <style:text-properties officeooo:rsid="00149b5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gel brauchen unsere Hilfe, NOCH sind Igel in ihrem Bestand nicht gefährdet. Damit das auch so bleibt, brauchen diese Wildtiere aber unsere Unterstützung. Nach dem Bundesnaturschutzgesetz gehören Igel zu den besonders geschützten Tieren und dürfen nicht gefangen, verletzt oder getötet werden.</text:p>
      <text:p text:style-name="Standard"/>
      <text:p text:style-name="Standard"/>
      <text:p text:style-name="P1">Wer de<text:span text:style-name="T1">m</text:span> Igel in seine<text:span text:style-name="T1">m</text:span> Garten <text:span text:style-name="T1">ein Plätzchen bieten möchte</text:span>, legt im Garten eine „Igelecke“ an. Hier darf es gerne etwas unordentlich zugehen: Reisig, Totholz und das Laub des Herbstes einfach liegen lassen. Denn das gefällt dem Stacheltier, hier findet er Schutz und Nahrung. Er wird sich revanchieren und besonders Kindern spannende Erlebnisse biet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Sans Pro" svg:font-family="'Source Sans Pro', Aria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12:12:18.032253155</meta:creation-date>
    <meta:editing-duration>PT3H31M6S</meta:editing-duration>
    <meta:editing-cycles>2</meta:editing-cycles>
    <meta:generator>LibreOffice/7.3.7.2$Linux_X86_64 LibreOffice_project/30$Build-2</meta:generator>
    <dc:date>2023-11-17T15:53:31.280400890</dc:date>
    <meta:document-statistic meta:table-count="0" meta:image-count="0" meta:object-count="0" meta:page-count="1" meta:paragraph-count="2" meta:word-count="95" meta:character-count="644" meta:non-whitespace-character-count="551"/>
  </office:meta>
</office:document-meta>
</file>